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1mm"/>
    </style:style>
    <style:style style:name="co2" style:family="table-column">
      <style:table-column-properties fo:break-before="auto" style:column-width="68.83mm"/>
    </style:style>
    <style:style style:name="co3" style:family="table-column">
      <style:table-column-properties fo:break-before="auto" style:column-width="76.57mm"/>
    </style:style>
    <style:style style:name="co4" style:family="table-column">
      <style:table-column-properties fo:break-before="auto" style:column-width="63.85mm"/>
    </style:style>
    <style:style style:name="co5" style:family="table-column">
      <style:table-column-properties fo:break-before="auto" style:column-width="80.72mm"/>
    </style:style>
    <style:style style:name="co6" style:family="table-column">
      <style:table-column-properties fo:break-before="auto" style:column-width="117.21mm"/>
    </style:style>
    <style:style style:name="co7" style:family="table-column">
      <style:table-column-properties fo:break-before="auto" style:column-width="70.77mm"/>
    </style:style>
    <style:style style:name="co8" style:family="table-column">
      <style:table-column-properties fo:break-before="auto" style:column-width="76.02mm"/>
    </style:style>
    <style:style style:name="co9" style:family="table-column">
      <style:table-column-properties fo:break-before="auto" style:column-width="91.49mm"/>
    </style:style>
    <style:style style:name="co10" style:family="table-column">
      <style:table-column-properties fo:break-before="auto" style:column-width="48.37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Temps (secondes)</text:p>
          </table:table-cell>
          <table:table-cell office:value-type="string" calcext:value-type="string">
            <text:p>Consommation tri à bulles en C (joules)</text:p>
          </table:table-cell>
          <table:table-cell office:value-type="string" calcext:value-type="string">
            <text:p>Consommation tri par comptage en C (joules)</text:p>
          </table:table-cell>
          <table:table-cell office:value-type="string" calcext:value-type="string">
            <text:p>Consommation tri fusion en C (joules)</text:p>
          </table:table-cell>
          <table:table-cell office:value-type="string" calcext:value-type="string">
            <text:p>Consommation tri à bulles en Java (joules)</text:p>
          </table:table-cell>
          <table:table-cell office:value-type="string" calcext:value-type="string">
            <text:p>Consommation tri par comptage en Java (joules)</text:p>
          </table:table-cell>
          <table:table-cell office:value-type="string" calcext:value-type="string">
            <text:p>Consommation tri fusion en Java (joules)</text:p>
          </table:table-cell>
          <table:table-cell office:value-type="string" calcext:value-type="string">
            <text:p>Consommation tri à bulles en Ruby (joules)</text:p>
          </table:table-cell>
          <table:table-cell office:value-type="string" calcext:value-type="string">
            <text:p>Consommation tri par comptage en Ruby (joules)</text:p>
          </table:table-cell>
          <table:table-cell office:value-type="string" calcext:value-type="string">
            <text:p>Consommation tri fusion en Ruby (joule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5637928082192" calcext:value-type="float">
            <text:p>15,56</text:p>
          </table:table-cell>
          <table:table-cell office:value-type="float" office:value="0.084971098265896" calcext:value-type="float">
            <text:p>0,08</text:p>
          </table:table-cell>
          <table:table-cell office:value-type="float" office:value="11.466952544311" calcext:value-type="float">
            <text:p>11,47</text:p>
          </table:table-cell>
          <table:table-cell office:value-type="float" office:value="16.2597430064248" calcext:value-type="float">
            <text:p>16,26</text:p>
          </table:table-cell>
          <table:table-cell office:value-type="float" office:value="19.0915428634313" calcext:value-type="float">
            <text:p>19,09</text:p>
          </table:table-cell>
          <table:table-cell office:value-type="float" office:value="29.6321683798336" calcext:value-type="float">
            <text:p>29,63</text:p>
          </table:table-cell>
          <table:table-cell office:value-type="float" office:value="29.6893823552652" calcext:value-type="float">
            <text:p>29,69</text:p>
          </table:table-cell>
          <table:table-cell office:value-type="float" office:value="27.5871706991862" calcext:value-type="float">
            <text:p>27,59</text:p>
          </table:table-cell>
          <table:table-cell office:value-type="float" office:value="29.076641079854" calcext:value-type="float">
            <text:p>29,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.68" calcext:value-type="float">
            <text:p>15,68</text:p>
          </table:table-cell>
          <table:table-cell table:number-columns-repeated="2"/>
          <table:table-cell office:value-type="float" office:value="15.4720792079208" calcext:value-type="float">
            <text:p>15,47</text:p>
          </table:table-cell>
          <table:table-cell table:number-columns-repeated="2"/>
          <table:table-cell office:value-type="float" office:value="30.7357232704402" calcext:value-type="float">
            <text:p>30,7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.5441584158416" calcext:value-type="float">
            <text:p>15,54</text:p>
          </table:table-cell>
          <table:table-cell table:number-columns-repeated="2"/>
          <table:table-cell office:value-type="float" office:value="15.0843137254902" calcext:value-type="float">
            <text:p>15,08</text:p>
          </table:table-cell>
          <table:table-cell table:number-columns-repeated="2"/>
          <table:table-cell office:value-type="float" office:value="30.2393427230047" calcext:value-type="float">
            <text:p>30,2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.0438541666667" calcext:value-type="float">
            <text:p>16,04</text:p>
          </table:table-cell>
          <table:table-cell table:number-columns-repeated="2"/>
          <table:table-cell office:value-type="float" office:value="15.350099009901" calcext:value-type="float">
            <text:p>15,35</text:p>
          </table:table-cell>
          <table:table-cell table:number-columns-repeated="2"/>
          <table:table-cell office:value-type="float" office:value="30.9427722772277" calcext:value-type="float">
            <text:p>30,9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.0742483660131" calcext:value-type="float">
            <text:p>15,07</text:p>
          </table:table-cell>
          <table:table-cell table:number-columns-repeated="2"/>
          <table:table-cell office:value-type="float" office:value="15.3112871287129" calcext:value-type="float">
            <text:p>15,31</text:p>
          </table:table-cell>
          <table:table-cell table:number-columns-repeated="2"/>
          <table:table-cell office:value-type="float" office:value="30.4188118811881" calcext:value-type="float">
            <text:p>30,4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.12" calcext:value-type="float">
            <text:p>15,12</text:p>
          </table:table-cell>
          <table:table-cell table:number-columns-repeated="2"/>
          <table:table-cell office:value-type="float" office:value="15.2158156028369" calcext:value-type="float">
            <text:p>15,22</text:p>
          </table:table-cell>
          <table:table-cell table:number-columns-repeated="2"/>
          <table:table-cell office:value-type="float" office:value="31.1562376237624" calcext:value-type="float">
            <text:p>31,1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.4376923076923" calcext:value-type="float">
            <text:p>15,44</text:p>
          </table:table-cell>
          <table:table-cell table:number-columns-repeated="2"/>
          <table:table-cell office:value-type="float" office:value="15.2534006734007" calcext:value-type="float">
            <text:p>15,25</text:p>
          </table:table-cell>
          <table:table-cell table:number-columns-repeated="2"/>
          <table:table-cell office:value-type="float" office:value="30.5837623762376" calcext:value-type="float">
            <text:p>30,5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.9781081081081" calcext:value-type="float">
            <text:p>14,98</text:p>
          </table:table-cell>
          <table:table-cell table:number-columns-repeated="2"/>
          <table:table-cell office:value-type="float" office:value="15.2188235294118" calcext:value-type="float">
            <text:p>15,22</text:p>
          </table:table-cell>
          <table:table-cell table:number-columns-repeated="2"/>
          <table:table-cell office:value-type="float" office:value="30.4728712871287" calcext:value-type="float">
            <text:p>30,47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.4219333333333" calcext:value-type="float">
            <text:p>15,42</text:p>
          </table:table-cell>
          <table:table-cell table:number-columns-repeated="2"/>
          <table:table-cell office:value-type="float" office:value="15.54" calcext:value-type="float">
            <text:p>15,54</text:p>
          </table:table-cell>
          <table:table-cell table:number-columns-repeated="2"/>
          <table:table-cell office:value-type="float" office:value="30.946862745098" calcext:value-type="float">
            <text:p>30,9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.4956435643564" calcext:value-type="float">
            <text:p>15,5</text:p>
          </table:table-cell>
          <table:table-cell table:number-columns-repeated="2"/>
          <table:table-cell office:value-type="float" office:value="15.3386111111111" calcext:value-type="float">
            <text:p>15,34</text:p>
          </table:table-cell>
          <table:table-cell table:number-columns-repeated="2"/>
          <table:table-cell office:value-type="float" office:value="31.3405940594059" calcext:value-type="float">
            <text:p>31,3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.6314851485149" calcext:value-type="float">
            <text:p>15,63</text:p>
          </table:table-cell>
          <table:table-cell table:number-columns-repeated="2"/>
          <table:table-cell office:value-type="float" office:value="15.4471287128713" calcext:value-type="float">
            <text:p>15,45</text:p>
          </table:table-cell>
          <table:table-cell table:number-columns-repeated="2"/>
          <table:table-cell office:value-type="float" office:value="30.719603960396" calcext:value-type="float">
            <text:p>30,7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.2092156862745" calcext:value-type="float">
            <text:p>15,21</text:p>
          </table:table-cell>
          <table:table-cell table:number-columns-repeated="2"/>
          <table:table-cell office:value-type="float" office:value="15.3071287128713" calcext:value-type="float">
            <text:p>15,31</text:p>
          </table:table-cell>
          <table:table-cell table:number-columns-repeated="2"/>
          <table:table-cell office:value-type="float" office:value="31.1174257425743" calcext:value-type="float">
            <text:p>31,1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.6114141414141" calcext:value-type="float">
            <text:p>15,61</text:p>
          </table:table-cell>
          <table:table-cell table:number-columns-repeated="2"/>
          <table:table-cell office:value-type="float" office:value="15.406511627907" calcext:value-type="float">
            <text:p>15,41</text:p>
          </table:table-cell>
          <table:table-cell table:number-columns-repeated="2"/>
          <table:table-cell office:value-type="float" office:value="31.049504950495" calcext:value-type="float">
            <text:p>31,0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.6217821782178" calcext:value-type="float">
            <text:p>15,62</text:p>
          </table:table-cell>
          <table:table-cell table:number-columns-repeated="5"/>
          <table:table-cell office:value-type="float" office:value="30.9372549019608" calcext:value-type="float">
            <text:p>30,9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.6120792079208" calcext:value-type="float">
            <text:p>15,61</text:p>
          </table:table-cell>
          <table:table-cell table:number-columns-repeated="5"/>
          <table:table-cell office:value-type="float" office:value="31.1229702970297" calcext:value-type="float">
            <text:p>31,1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.9031683168317" calcext:value-type="float">
            <text:p>15,9</text:p>
          </table:table-cell>
          <table:table-cell table:number-columns-repeated="5"/>
          <table:table-cell office:value-type="float" office:value="30.1956435643564" calcext:value-type="float">
            <text:p>30,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.2929" calcext:value-type="float">
            <text:p>15,29</text:p>
          </table:table-cell>
          <table:table-cell table:number-columns-repeated="5"/>
          <table:table-cell office:value-type="float" office:value="30.9912871287129" calcext:value-type="float">
            <text:p>30,99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.6880208333333" calcext:value-type="float">
            <text:p>15,69</text:p>
          </table:table-cell>
          <table:table-cell table:number-columns-repeated="5"/>
          <table:table-cell office:value-type="float" office:value="30.6766336633663" calcext:value-type="float">
            <text:p>30,6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.4627555555556" calcext:value-type="float">
            <text:p>16,46</text:p>
          </table:table-cell>
          <table:table-cell table:number-columns-repeated="5"/>
          <table:table-cell office:value-type="float" office:value="30.5948514851485" calcext:value-type="float">
            <text:p>30,59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.4734567901235" calcext:value-type="float">
            <text:p>15,47</text:p>
          </table:table-cell>
          <table:table-cell table:number-columns-repeated="5"/>
          <table:table-cell office:value-type="float" office:value="29.9255303030303" calcext:value-type="float">
            <text:p>29,93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.983660130719" calcext:value-type="float">
            <text:p>14,98</text:p>
          </table:table-cell>
          <table:table-cell table:number-columns-repeated="5"/>
          <table:table-cell office:value-type="float" office:value="31.3797250859106" calcext:value-type="float">
            <text:p>31,38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.994" calcext:value-type="float">
            <text:p>14,99</text:p>
          </table:table-cell>
          <table:table-cell table:number-columns-repeated="5"/>
          <table:table-cell office:value-type="float" office:value="31.283137254902" calcext:value-type="float">
            <text:p>31,28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.9458333333333" calcext:value-type="float">
            <text:p>14,95</text:p>
          </table:table-cell>
          <table:table-cell table:number-columns-repeated="5"/>
          <table:table-cell office:value-type="float" office:value="31.2726732673267" calcext:value-type="float">
            <text:p>31,27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.3021917808219" calcext:value-type="float">
            <text:p>15,3</text:p>
          </table:table-cell>
          <table:table-cell table:number-columns-repeated="5"/>
          <table:table-cell office:value-type="float" office:value="31.9338613861386" calcext:value-type="float">
            <text:p>31,93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.1846527777778" calcext:value-type="float">
            <text:p>15,18</text:p>
          </table:table-cell>
          <table:table-cell table:number-columns-repeated="5"/>
          <table:table-cell office:value-type="float" office:value="30.8892156862745" calcext:value-type="float">
            <text:p>30,89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.3209900990099" calcext:value-type="float">
            <text:p>15,32</text:p>
          </table:table-cell>
          <table:table-cell table:number-columns-repeated="5"/>
          <table:table-cell office:value-type="float" office:value="30.5546534653465" calcext:value-type="float">
            <text:p>30,55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.4471287128713" calcext:value-type="float">
            <text:p>15,45</text:p>
          </table:table-cell>
          <table:table-cell table:number-columns-repeated="5"/>
          <table:table-cell office:value-type="float" office:value="31.7578217821782" calcext:value-type="float">
            <text:p>31,76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.1651485148515" calcext:value-type="float">
            <text:p>16,17</text:p>
          </table:table-cell>
          <table:table-cell table:number-columns-repeated="5"/>
          <table:table-cell office:value-type="float" office:value="30.6710891089109" calcext:value-type="float">
            <text:p>30,67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.2425" calcext:value-type="float">
            <text:p>15,24</text:p>
          </table:table-cell>
          <table:table-cell table:number-columns-repeated="5"/>
          <table:table-cell office:value-type="float" office:value="30.5310891089109" calcext:value-type="float">
            <text:p>30,53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30.7113829787234" calcext:value-type="float">
            <text:p>30,7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6"/>
          <table:table-cell office:value-type="float" office:value="30.391981981982" calcext:value-type="float">
            <text:p>30,39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"/>
          <table:table-cell office:value-type="float" office:value="29.58875" calcext:value-type="float">
            <text:p>29,59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6"/>
          <table:table-cell office:value-type="float" office:value="30.3322480620155" calcext:value-type="float">
            <text:p>30,33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6"/>
          <table:table-cell office:value-type="float" office:value="30.8457425742574" calcext:value-type="float">
            <text:p>30,85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6"/>
          <table:table-cell office:value-type="float" office:value="30.6394117647059" calcext:value-type="float">
            <text:p>30,64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6"/>
          <table:table-cell office:value-type="float" office:value="30.8554455445545" calcext:value-type="float">
            <text:p>30,86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6"/>
          <table:table-cell office:value-type="float" office:value="31.162962962963" calcext:value-type="float">
            <text:p>31,16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29.9380392156863" calcext:value-type="float">
            <text:p>29,94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"/>
          <table:table-cell office:value-type="float" office:value="30.7200766283525" calcext:value-type="float">
            <text:p>30,72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30.6807920792079" calcext:value-type="float">
            <text:p>30,68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6"/>
          <table:table-cell office:value-type="float" office:value="31.3211881188119" calcext:value-type="float">
            <text:p>31,32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6"/>
          <table:table-cell office:value-type="float" office:value="30.9829702970297" calcext:value-type="float">
            <text:p>30,98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6"/>
          <table:table-cell office:value-type="float" office:value="30.9524752475248" calcext:value-type="float">
            <text:p>30,95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6"/>
          <table:table-cell office:value-type="float" office:value="30.3508910891089" calcext:value-type="float">
            <text:p>30,35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6"/>
          <table:table-cell office:value-type="float" office:value="30.5529411764706" calcext:value-type="float">
            <text:p>30,55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6"/>
          <table:table-cell office:value-type="float" office:value="29.3114009661836" calcext:value-type="float">
            <text:p>29,3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6"/>
          <table:table-cell office:value-type="float" office:value="29.0085833333333" calcext:value-type="float">
            <text:p>29,0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"/>
          <table:table-cell office:value-type="float" office:value="28.9473284569836" calcext:value-type="float">
            <text:p>28,95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6"/>
          <table:table-cell office:value-type="float" office:value="30.1226402640264" calcext:value-type="float">
            <text:p>30,12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30.6904950495049" calcext:value-type="float">
            <text:p>30,69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6"/>
          <table:table-cell office:value-type="float" office:value="31.3405940594059" calcext:value-type="float">
            <text:p>31,34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6"/>
          <table:table-cell office:value-type="float" office:value="31.0275" calcext:value-type="float">
            <text:p>31,03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6"/>
          <table:table-cell office:value-type="float" office:value="30.9718811881188" calcext:value-type="float">
            <text:p>30,97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6"/>
          <table:table-cell office:value-type="float" office:value="31.2927450980392" calcext:value-type="float">
            <text:p>31,29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6"/>
          <table:table-cell office:value-type="float" office:value="30.7390099009901" calcext:value-type="float">
            <text:p>30,74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6"/>
          <table:table-cell office:value-type="float" office:value="31.8160396039604" calcext:value-type="float">
            <text:p>31,8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6"/>
          <table:table-cell office:value-type="float" office:value="31.2532673267327" calcext:value-type="float">
            <text:p>31,25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30.3120792079208" calcext:value-type="float">
            <text:p>30,31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6"/>
          <table:table-cell office:value-type="float" office:value="31.6482352941176" calcext:value-type="float">
            <text:p>31,65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6"/>
          <table:table-cell office:value-type="float" office:value="31.6290196078431" calcext:value-type="float">
            <text:p>31,63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6"/>
          <table:table-cell office:value-type="float" office:value="30.8554455445545" calcext:value-type="float">
            <text:p>30,86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6"/>
          <table:table-cell office:value-type="float" office:value="31.5734653465347" calcext:value-type="float">
            <text:p>31,57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6"/>
          <table:table-cell office:value-type="float" office:value="31.4570297029703" calcext:value-type="float">
            <text:p>31,46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"/>
          <table:table-cell office:value-type="float" office:value="31.6524752475247" calcext:value-type="float">
            <text:p>31,65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6"/>
          <table:table-cell office:value-type="float" office:value="31.2047524752475" calcext:value-type="float">
            <text:p>31,2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6"/>
          <table:table-cell office:value-type="float" office:value="30.2150495049505" calcext:value-type="float">
            <text:p>30,2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6"/>
          <table:table-cell office:value-type="float" office:value="30.1494117647059" calcext:value-type="float">
            <text:p>30,15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6"/>
          <table:table-cell office:value-type="float" office:value="30.6490196078431" calcext:value-type="float">
            <text:p>30,65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6"/>
          <table:table-cell office:value-type="float" office:value="30.8748514851485" calcext:value-type="float">
            <text:p>30,87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30.9524752475248" calcext:value-type="float">
            <text:p>30,95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6"/>
          <table:table-cell office:value-type="float" office:value="31.7841176470588" calcext:value-type="float">
            <text:p>31,78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6"/>
          <table:table-cell office:value-type="float" office:value="31.0045098039216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6"/>
          <table:table-cell office:value-type="float" office:value="30.35375" calcext:value-type="float">
            <text:p>30,35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6"/>
          <table:table-cell office:value-type="float" office:value="29.4" calcext:value-type="float">
            <text:p>29,4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6"/>
          <table:table-cell office:value-type="float" office:value="29.8402995851821" calcext:value-type="float">
            <text:p>29,84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6"/>
          <table:table-cell office:value-type="float" office:value="29.6900653594771" calcext:value-type="float">
            <text:p>29,69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6"/>
          <table:table-cell office:value-type="float" office:value="30.3915226337449" calcext:value-type="float">
            <text:p>30,39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6"/>
          <table:table-cell office:value-type="float" office:value="30.7875247524752" calcext:value-type="float">
            <text:p>30,79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30.719603960396" calcext:value-type="float">
            <text:p>30,72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6"/>
          <table:table-cell office:value-type="float" office:value="30.6807920792079" calcext:value-type="float">
            <text:p>30,68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6"/>
          <table:table-cell office:value-type="float" office:value="30.6613861386139" calcext:value-type="float">
            <text:p>30,66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6"/>
          <table:table-cell office:value-type="float" office:value="30.719603960396" calcext:value-type="float">
            <text:p>30,72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6"/>
          <table:table-cell office:value-type="float" office:value="30.9441584158416" calcext:value-type="float">
            <text:p>30,94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2.0780198019802" calcext:value-type="float">
            <text:p>32,08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6"/>
          <table:table-cell office:value-type="float" office:value="30.4479207920792" calcext:value-type="float">
            <text:p>30,45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6"/>
          <table:table-cell office:value-type="float" office:value="31.0141176470588" calcext:value-type="float">
            <text:p>31,01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6"/>
          <table:table-cell office:value-type="float" office:value="30.5449504950495" calcext:value-type="float">
            <text:p>30,54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6"/>
          <table:table-cell office:value-type="float" office:value="31.0525490196078" calcext:value-type="float">
            <text:p>31,05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6"/>
          <table:table-cell office:value-type="float" office:value="31.3128712871287" calcext:value-type="float">
            <text:p>31,31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6"/>
          <table:table-cell office:value-type="float" office:value="30.6322772277228" calcext:value-type="float">
            <text:p>30,63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6"/>
          <table:table-cell office:value-type="float" office:value="30.3604301075269" calcext:value-type="float">
            <text:p>30,36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6"/>
          <table:table-cell office:value-type="float" office:value="31.3616666666667" calcext:value-type="float">
            <text:p>31,36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6"/>
          <table:table-cell office:value-type="float" office:value="30.700198019802" calcext:value-type="float">
            <text:p>30,7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6"/>
          <table:table-cell office:value-type="float" office:value="30.6676793248945" calcext:value-type="float">
            <text:p>30,67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6"/>
          <table:table-cell office:value-type="float" office:value="29.2663978494624" calcext:value-type="float">
            <text:p>29,27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6"/>
          <table:table-cell office:value-type="float" office:value="30.3407407407407" calcext:value-type="float">
            <text:p>30,34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6"/>
          <table:table-cell office:value-type="float" office:value="31.1271287128713" calcext:value-type="float">
            <text:p>31,13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6"/>
          <table:table-cell office:value-type="float" office:value="30.4673267326733" calcext:value-type="float">
            <text:p>30,47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6"/>
          <table:table-cell office:value-type="float" office:value="30.4188118811881" calcext:value-type="float">
            <text:p>30,42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6"/>
          <table:table-cell office:value-type="float" office:value="30.4770297029703" calcext:value-type="float">
            <text:p>30,48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6"/>
          <table:table-cell office:value-type="float" office:value="30.1886666666667" calcext:value-type="float">
            <text:p>30,19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6"/>
          <table:table-cell office:value-type="float" office:value="31.1486274509804" calcext:value-type="float">
            <text:p>31,15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6"/>
          <table:table-cell office:value-type="float" office:value="30.7450228310502" calcext:value-type="float">
            <text:p>30,75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6"/>
          <table:table-cell office:value-type="float" office:value="30.8312878787879" calcext:value-type="float">
            <text:p>30,83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6"/>
          <table:table-cell office:value-type="float" office:value="30.5422962962963" calcext:value-type="float">
            <text:p>30,54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6"/>
          <table:table-cell office:value-type="float" office:value="30.8913261648745" calcext:value-type="float">
            <text:p>30,89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32.000396039604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6"/>
          <table:table-cell office:value-type="float" office:value="30.3508910891089" calcext:value-type="float">
            <text:p>30,35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6"/>
          <table:table-cell office:value-type="float" office:value="30.38" calcext:value-type="float">
            <text:p>30,38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6"/>
          <table:table-cell office:value-type="float" office:value="31.7030496453901" calcext:value-type="float">
            <text:p>31,7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6"/>
          <table:table-cell office:value-type="float" office:value="31.8248245614035" calcext:value-type="float">
            <text:p>31,82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6"/>
          <table:table-cell office:value-type="float" office:value="30.4794" calcext:value-type="float">
            <text:p>30,48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6"/>
          <table:table-cell office:value-type="float" office:value="31.7142" calcext:value-type="float">
            <text:p>31,71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6"/>
          <table:table-cell office:value-type="float" office:value="30.9180392156863" calcext:value-type="float">
            <text:p>30,92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6"/>
          <table:table-cell office:value-type="float" office:value="30.7471428571429" calcext:value-type="float">
            <text:p>30,75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6"/>
          <table:table-cell office:value-type="float" office:value="31.2120325203252" calcext:value-type="float">
            <text:p>31,21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6"/>
          <table:table-cell office:value-type="float" office:value="29.6132307692308" calcext:value-type="float">
            <text:p>29,61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6"/>
          <table:table-cell office:value-type="float" office:value="30.215786163522" calcext:value-type="float">
            <text:p>30,22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6"/>
          <table:table-cell office:value-type="float" office:value="31.7924050632911" calcext:value-type="float">
            <text:p>31,79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6"/>
          <table:table-cell office:value-type="float" office:value="31.2062745098039" calcext:value-type="float">
            <text:p>31,21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6"/>
          <table:table-cell office:value-type="float" office:value="30.8334035087719" calcext:value-type="float">
            <text:p>30,83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6"/>
          <table:table-cell office:value-type="float" office:value="31.3917333333333" calcext:value-type="float">
            <text:p>31,39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6"/>
          <table:table-cell office:value-type="float" office:value="29.469604519774" calcext:value-type="float">
            <text:p>29,47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6"/>
          <table:table-cell office:value-type="float" office:value="30.0890196078431" calcext:value-type="float">
            <text:p>30,09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6"/>
          <table:table-cell office:value-type="float" office:value="31.7093069306931" calcext:value-type="float">
            <text:p>31,71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6"/>
          <table:table-cell office:value-type="float" office:value="32.2054901960784" calcext:value-type="float">
            <text:p>32,21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6"/>
          <table:table-cell office:value-type="float" office:value="30.6298039215686" calcext:value-type="float">
            <text:p>30,63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"/>
          <table:table-cell office:value-type="float" office:value="30.5145098039216" calcext:value-type="float">
            <text:p>30,51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6"/>
          <table:table-cell office:value-type="float" office:value="30.7390099009901" calcext:value-type="float">
            <text:p>30,74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6"/>
          <table:table-cell office:value-type="float" office:value="30.389702970297" calcext:value-type="float">
            <text:p>30,39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6"/>
          <table:table-cell office:value-type="float" office:value="30.2538613861386" calcext:value-type="float">
            <text:p>30,25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6"/>
          <table:table-cell office:value-type="float" office:value="30.3508910891089" calcext:value-type="float">
            <text:p>30,35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6"/>
          <table:table-cell office:value-type="float" office:value="30.7025490196078" calcext:value-type="float">
            <text:p>30,7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6"/>
          <table:table-cell office:value-type="float" office:value="32.349702970297" calcext:value-type="float">
            <text:p>32,35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6"/>
          <table:table-cell office:value-type="float" office:value="32.1717171717172" calcext:value-type="float">
            <text:p>32,17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6"/>
          <table:table-cell office:value-type="float" office:value="29.0962711864407" calcext:value-type="float">
            <text:p>29,1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6"/>
          <table:table-cell office:value-type="float" office:value="29.4299145299145" calcext:value-type="float">
            <text:p>29,43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6"/>
          <table:table-cell office:value-type="float" office:value="29.4299649122807" calcext:value-type="float">
            <text:p>29,43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6"/>
          <table:table-cell office:value-type="float" office:value="31.0772" calcext:value-type="float">
            <text:p>31,08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6"/>
          <table:table-cell office:value-type="float" office:value="31.0909803921569" calcext:value-type="float">
            <text:p>31,09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6"/>
          <table:table-cell office:value-type="float" office:value="31.8788235294118" calcext:value-type="float">
            <text:p>31,88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6"/>
          <table:table-cell office:value-type="float" office:value="29.5682304526749" calcext:value-type="float">
            <text:p>29,57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6"/>
          <table:table-cell office:value-type="float" office:value="29.7834090909091" calcext:value-type="float">
            <text:p>29,78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6"/>
          <table:table-cell office:value-type="float" office:value="30.2647058823529" calcext:value-type="float">
            <text:p>30,26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6"/>
          <table:table-cell office:value-type="float" office:value="31.248" calcext:value-type="float">
            <text:p>31,25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6"/>
          <table:table-cell office:value-type="float" office:value="30.2633333333333" calcext:value-type="float">
            <text:p>30,26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6"/>
          <table:table-cell office:value-type="float" office:value="30.6807920792079" calcext:value-type="float">
            <text:p>30,68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6"/>
          <table:table-cell office:value-type="float" office:value="30.6874509803922" calcext:value-type="float">
            <text:p>30,69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6"/>
          <table:table-cell office:value-type="float" office:value="31.7287128712871" calcext:value-type="float">
            <text:p>31,73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6"/>
          <table:table-cell office:value-type="float" office:value="31.2158415841584" calcext:value-type="float">
            <text:p>31,22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6"/>
          <table:table-cell office:value-type="float" office:value="30.8411764705882" calcext:value-type="float">
            <text:p>30,84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6"/>
          <table:table-cell office:value-type="float" office:value="30.0911392405063" calcext:value-type="float">
            <text:p>30,09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6"/>
          <table:table-cell office:value-type="float" office:value="30.2538613861386" calcext:value-type="float">
            <text:p>30,25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6"/>
          <table:table-cell office:value-type="float" office:value="31.9906930693069" calcext:value-type="float">
            <text:p>31,99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6"/>
          <table:table-cell office:value-type="float" office:value="31.2895238095238" calcext:value-type="float">
            <text:p>31,29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6"/>
          <table:table-cell office:value-type="float" office:value="29.8117647058823" calcext:value-type="float">
            <text:p>29,81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6"/>
          <table:table-cell office:value-type="float" office:value="29.9673202614379" calcext:value-type="float">
            <text:p>29,97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6"/>
          <table:table-cell office:value-type="float" office:value="29.1718518518519" calcext:value-type="float">
            <text:p>29,17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6"/>
          <table:table-cell office:value-type="float" office:value="30.0047222222222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6"/>
          <table:table-cell office:value-type="float" office:value="31.5247058823529" calcext:value-type="float">
            <text:p>31,52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6"/>
          <table:table-cell office:value-type="float" office:value="30.7066666666667" calcext:value-type="float">
            <text:p>30,71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6"/>
          <table:table-cell office:value-type="float" office:value="30.5255445544554" calcext:value-type="float">
            <text:p>30,53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6"/>
          <table:table-cell office:value-type="float" office:value="32.5437623762376" calcext:value-type="float">
            <text:p>32,54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6"/>
          <table:table-cell office:value-type="float" office:value="31.5985185185185" calcext:value-type="float">
            <text:p>31,6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6"/>
          <table:table-cell office:value-type="float" office:value="29.4782564102564" calcext:value-type="float">
            <text:p>29,48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6"/>
          <table:table-cell office:value-type="float" office:value="30.719603960396" calcext:value-type="float">
            <text:p>30,72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6"/>
          <table:table-cell office:value-type="float" office:value="32.5609803921569" calcext:value-type="float">
            <text:p>32,56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6"/>
          <table:table-cell office:value-type="float" office:value="30.8748514851485" calcext:value-type="float">
            <text:p>30,87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6"/>
          <table:table-cell office:value-type="float" office:value="30.389702970297" calcext:value-type="float">
            <text:p>30,39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6"/>
          <table:table-cell office:value-type="float" office:value="31.5425490196078" calcext:value-type="float">
            <text:p>31,54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6"/>
          <table:table-cell office:value-type="float" office:value="31.0965979381443" calcext:value-type="float">
            <text:p>31,1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6"/>
          <table:table-cell office:value-type="float" office:value="29.8957613168724" calcext:value-type="float">
            <text:p>29,9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6"/>
          <table:table-cell office:value-type="float" office:value="30.3250282485876" calcext:value-type="float">
            <text:p>30,33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6"/>
          <table:table-cell office:value-type="float" office:value="30.5878787878788" calcext:value-type="float">
            <text:p>30,59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6"/>
          <table:table-cell office:value-type="float" office:value="30.9098039215686" calcext:value-type="float">
            <text:p>30,91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6"/>
          <table:table-cell office:value-type="float" office:value="31.2823762376238" calcext:value-type="float">
            <text:p>31,28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6"/>
          <table:table-cell office:value-type="float" office:value="30.9524752475248" calcext:value-type="float">
            <text:p>30,95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6"/>
          <table:table-cell office:value-type="float" office:value="30.5643564356436" calcext:value-type="float">
            <text:p>30,56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6"/>
          <table:table-cell office:value-type="float" office:value="30.4070781893004" calcext:value-type="float">
            <text:p>30,41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6"/>
          <table:table-cell office:value-type="float" office:value="30.3721212121212" calcext:value-type="float">
            <text:p>30,37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6"/>
          <table:table-cell office:value-type="float" office:value="30.4673267326733" calcext:value-type="float">
            <text:p>30,47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6"/>
          <table:table-cell office:value-type="float" office:value="31.5617647058824" calcext:value-type="float">
            <text:p>31,56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6"/>
          <table:table-cell office:value-type="float" office:value="31.0237254901961" calcext:value-type="float">
            <text:p>31,02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6"/>
          <table:table-cell office:value-type="float" office:value="30.4285148514851" calcext:value-type="float">
            <text:p>30,43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6"/>
          <table:table-cell office:value-type="float" office:value="30.2732673267327" calcext:value-type="float">
            <text:p>30,27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6"/>
          <table:table-cell office:value-type="float" office:value="30.38" calcext:value-type="float">
            <text:p>30,38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6"/>
          <table:table-cell office:value-type="float" office:value="31.2639215686274" calcext:value-type="float">
            <text:p>31,26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6"/>
          <table:table-cell office:value-type="float" office:value="31.4958415841584" calcext:value-type="float">
            <text:p>31,5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30.7076288659794" calcext:value-type="float">
            <text:p>30,71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6"/>
          <table:table-cell office:value-type="float" office:value="30.6674666666667" calcext:value-type="float">
            <text:p>30,67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6"/>
          <table:table-cell office:value-type="float" office:value="31.5961904761905" calcext:value-type="float">
            <text:p>31,6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6"/>
          <table:table-cell office:value-type="float" office:value="30.3667777777778" calcext:value-type="float">
            <text:p>30,37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6"/>
          <table:table-cell office:value-type="float" office:value="29.8760992907801" calcext:value-type="float">
            <text:p>29,88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6"/>
          <table:table-cell office:value-type="float" office:value="30.2950666666667" calcext:value-type="float">
            <text:p>30,3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6"/>
          <table:table-cell office:value-type="float" office:value="30.5721568627451" calcext:value-type="float">
            <text:p>30,57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6"/>
          <table:table-cell office:value-type="float" office:value="31.4764356435644" calcext:value-type="float">
            <text:p>31,48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6"/>
          <table:table-cell office:value-type="float" office:value="30.9233663366337" calcext:value-type="float">
            <text:p>30,92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6"/>
          <table:table-cell office:value-type="float" office:value="31.2144554455446" calcext:value-type="float">
            <text:p>31,21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6"/>
          <table:table-cell office:value-type="float" office:value="31.7481188118812" calcext:value-type="float">
            <text:p>31,75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6"/>
          <table:table-cell office:value-type="float" office:value="30.5284" calcext:value-type="float">
            <text:p>30,53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6"/>
          <table:table-cell office:value-type="float" office:value="30.8329411764706" calcext:value-type="float">
            <text:p>30,83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6"/>
          <table:table-cell office:value-type="float" office:value="30.4153465346535" calcext:value-type="float">
            <text:p>30,42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6"/>
          <table:table-cell office:value-type="float" office:value="30.7140074906367" calcext:value-type="float">
            <text:p>30,71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6"/>
          <table:table-cell office:value-type="float" office:value="30.1837442922374" calcext:value-type="float">
            <text:p>30,18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6"/>
          <table:table-cell office:value-type="float" office:value="31.1086497890295" calcext:value-type="float">
            <text:p>31,11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6"/>
          <table:table-cell office:value-type="float" office:value="31.4176470588235" calcext:value-type="float">
            <text:p>31,42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6"/>
          <table:table-cell office:value-type="float" office:value="32.1764356435644" calcext:value-type="float">
            <text:p>32,18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6"/>
          <table:table-cell office:value-type="float" office:value="30.4867326732673" calcext:value-type="float">
            <text:p>30,49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6"/>
          <table:table-cell office:value-type="float" office:value="31.2556862745098" calcext:value-type="float">
            <text:p>31,26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6"/>
          <table:table-cell office:value-type="float" office:value="31.1316666666667" calcext:value-type="float">
            <text:p>31,13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6"/>
          <table:table-cell office:value-type="float" office:value="29.8853333333333" calcext:value-type="float">
            <text:p>29,89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6"/>
          <table:table-cell office:value-type="float" office:value="30.0426053639847" calcext:value-type="float">
            <text:p>30,04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6"/>
          <table:table-cell office:value-type="float" office:value="30.8748514851485" calcext:value-type="float">
            <text:p>30,87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6"/>
          <table:table-cell office:value-type="float" office:value="30.059801980198" calcext:value-type="float">
            <text:p>30,06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6"/>
          <table:table-cell office:value-type="float" office:value="30.7744444444444" calcext:value-type="float">
            <text:p>30,77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6"/>
          <table:table-cell office:value-type="float" office:value="30.4546124031008" calcext:value-type="float">
            <text:p>30,45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6"/>
          <table:table-cell office:value-type="float" office:value="30.370297029703" calcext:value-type="float">
            <text:p>30,37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6"/>
          <table:table-cell office:value-type="float" office:value="30.5913725490196" calcext:value-type="float">
            <text:p>30,59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6"/>
          <table:table-cell office:value-type="float" office:value="30.5837623762376" calcext:value-type="float">
            <text:p>30,58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  <table:table-cell office:value-type="float" office:value="30.5424" calcext:value-type="float">
            <text:p>30,54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  <table:table-cell office:value-type="float" office:value="30.7825" calcext:value-type="float">
            <text:p>30,78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  <table:table-cell office:value-type="float" office:value="30.4683921568627" calcext:value-type="float">
            <text:p>30,47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  <table:table-cell office:value-type="float" office:value="30.181144278607" calcext:value-type="float">
            <text:p>30,18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  <table:table-cell office:value-type="float" office:value="30.4980808080808" calcext:value-type="float">
            <text:p>30,5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  <table:table-cell office:value-type="float" office:value="31.670495049505" calcext:value-type="float">
            <text:p>31,67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  <table:table-cell office:value-type="float" office:value="31.2241584158416" calcext:value-type="float">
            <text:p>31,22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  <table:table-cell office:value-type="float" office:value="30.38" calcext:value-type="float">
            <text:p>30,38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  <table:table-cell office:value-type="float" office:value="30.3501550387597" calcext:value-type="float">
            <text:p>30,35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  <table:table-cell office:value-type="float" office:value="30.4466666666667" calcext:value-type="float">
            <text:p>30,45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  <table:table-cell office:value-type="float" office:value="30.5449504950495" calcext:value-type="float">
            <text:p>30,54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  <table:table-cell office:value-type="float" office:value="30.6225742574257" calcext:value-type="float">
            <text:p>30,62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  <table:table-cell office:value-type="float" office:value="31.9088" calcext:value-type="float">
            <text:p>31,91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  <table:table-cell office:value-type="float" office:value="30.6031683168317" calcext:value-type="float">
            <text:p>30,6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  <table:table-cell office:value-type="float" office:value="30.5662" calcext:value-type="float">
            <text:p>30,57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  <table:table-cell office:value-type="float" office:value="30.3961716171617" calcext:value-type="float">
            <text:p>30,4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  <table:table-cell office:value-type="float" office:value="30.1954545454545" calcext:value-type="float">
            <text:p>30,2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  <table:table-cell office:value-type="float" office:value="29.7733333333333" calcext:value-type="float">
            <text:p>29,77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29.4458181818182" calcext:value-type="float">
            <text:p>29,45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  <table:table-cell office:value-type="float" office:value="28.6060273972603" calcext:value-type="float">
            <text:p>28,61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  <table:table-cell office:value-type="float" office:value="30.4241304347826" calcext:value-type="float">
            <text:p>30,42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  <table:table-cell office:value-type="float" office:value="31.9449504950495" calcext:value-type="float">
            <text:p>31,94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  <table:table-cell office:value-type="float" office:value="30.7066666666667" calcext:value-type="float">
            <text:p>30,71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  <table:table-cell office:value-type="float" office:value="30.5337254901961" calcext:value-type="float">
            <text:p>30,53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  <table:table-cell office:value-type="float" office:value="30.5643564356436" calcext:value-type="float">
            <text:p>30,56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  <table:table-cell office:value-type="float" office:value="31.2062745098039" calcext:value-type="float">
            <text:p>31,21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  <table:table-cell office:value-type="float" office:value="33.0665891472868" calcext:value-type="float">
            <text:p>33,07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  <table:table-cell office:value-type="float" office:value="29.9069281045752" calcext:value-type="float">
            <text:p>29,91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  <table:table-cell office:value-type="float" office:value="31.3693333333333" calcext:value-type="float">
            <text:p>31,37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  <table:table-cell office:value-type="float" office:value="30.6841424554827" calcext:value-type="float">
            <text:p>30,68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  <table:table-cell office:value-type="float" office:value="30.66875" calcext:value-type="float">
            <text:p>30,67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  <table:table-cell office:value-type="float" office:value="30.0733333333333" calcext:value-type="float">
            <text:p>30,07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  <table:table-cell office:value-type="float" office:value="31.3988118811881" calcext:value-type="float">
            <text:p>31,4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  <table:table-cell office:value-type="float" office:value="31.8307843137255" calcext:value-type="float">
            <text:p>31,83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  <table:table-cell office:value-type="float" office:value="31.3794059405941" calcext:value-type="float">
            <text:p>31,38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  <table:table-cell office:value-type="float" office:value="30.9848245614035" calcext:value-type="float">
            <text:p>30,98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  <table:table-cell office:value-type="float" office:value="30.5176666666667" calcext:value-type="float">
            <text:p>30,52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  <table:table-cell office:value-type="float" office:value="32.2720792079208" calcext:value-type="float">
            <text:p>32,27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  <table:table-cell office:value-type="float" office:value="30.4673267326733" calcext:value-type="float">
            <text:p>30,47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  <table:table-cell office:value-type="float" office:value="30.5721568627451" calcext:value-type="float">
            <text:p>30,57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  <table:table-cell office:value-type="float" office:value="32.7960396039604" calcext:value-type="float">
            <text:p>32,8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  <table:table-cell office:value-type="float" office:value="32.990099009901" calcext:value-type="float">
            <text:p>32,99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  <table:table-cell office:value-type="float" office:value="31.2254901960784" calcext:value-type="float">
            <text:p>31,23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  <table:table-cell office:value-type="float" office:value="30.5817647058824" calcext:value-type="float">
            <text:p>30,58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  <table:table-cell office:value-type="float" office:value="30.4479207920792" calcext:value-type="float">
            <text:p>30,45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  <table:table-cell office:value-type="float" office:value="29.9423157894737" calcext:value-type="float">
            <text:p>29,94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  <table:table-cell office:value-type="float" office:value="31.5540594059406" calcext:value-type="float">
            <text:p>31,55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  <table:table-cell office:value-type="float" office:value="30.341568627451" calcext:value-type="float">
            <text:p>30,34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  <table:table-cell office:value-type="float" office:value="31.1465346534653" calcext:value-type="float">
            <text:p>31,15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  <table:table-cell office:value-type="float" office:value="30.719603960396" calcext:value-type="float">
            <text:p>30,72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  <table:table-cell office:value-type="float" office:value="31.4656862745098" calcext:value-type="float">
            <text:p>31,47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  <table:table-cell office:value-type="float" office:value="32.7288888888889" calcext:value-type="float">
            <text:p>32,73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  <table:table-cell office:value-type="float" office:value="29.167649122807" calcext:value-type="float">
            <text:p>29,17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  <table:table-cell office:value-type="float" office:value="30.4867326732673" calcext:value-type="float">
            <text:p>30,49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6"/>
          <table:table-cell office:value-type="float" office:value="30.8988235294118" calcext:value-type="float">
            <text:p>30,9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6"/>
          <table:table-cell office:value-type="float" office:value="30.5643564356436" calcext:value-type="float">
            <text:p>30,56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6"/>
          <table:table-cell office:value-type="float" office:value="31.4118" calcext:value-type="float">
            <text:p>31,41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6"/>
          <table:table-cell office:value-type="float" office:value="30.8219607843137" calcext:value-type="float">
            <text:p>30,82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6"/>
          <table:table-cell office:value-type="float" office:value="30.4922916666667" calcext:value-type="float">
            <text:p>30,49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6"/>
          <table:table-cell office:value-type="float" office:value="32.6474509803922" calcext:value-type="float">
            <text:p>32,65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6"/>
          <table:table-cell office:value-type="float" office:value="31.3211881188119" calcext:value-type="float">
            <text:p>31,32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6"/>
          <table:table-cell office:value-type="float" office:value="30.7584158415842" calcext:value-type="float">
            <text:p>30,76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6"/>
          <table:table-cell office:value-type="float" office:value="31.2062745098039" calcext:value-type="float">
            <text:p>31,21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6"/>
          <table:table-cell office:value-type="float" office:value="33.2867432950192" calcext:value-type="float">
            <text:p>33,29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6"/>
          <table:table-cell office:value-type="float" office:value="30.9718811881188" calcext:value-type="float">
            <text:p>30,97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6"/>
          <table:table-cell office:value-type="float" office:value="30.3992156862745" calcext:value-type="float">
            <text:p>30,4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6"/>
          <table:table-cell office:value-type="float" office:value="30.5721568627451" calcext:value-type="float">
            <text:p>30,57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6"/>
          <table:table-cell office:value-type="float" office:value="32.6712871287129" calcext:value-type="float">
            <text:p>32,67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6"/>
          <table:table-cell office:value-type="float" office:value="30.7416666666667" calcext:value-type="float">
            <text:p>30,74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6"/>
          <table:table-cell office:value-type="float" office:value="32.0444444444444" calcext:value-type="float">
            <text:p>32,04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6"/>
          <table:table-cell office:value-type="float" office:value="30.1593703703704" calcext:value-type="float">
            <text:p>30,16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6"/>
          <table:table-cell office:value-type="float" office:value="30.7875247524752" calcext:value-type="float">
            <text:p>30,79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6"/>
          <table:table-cell office:value-type="float" office:value="30.2538613861386" calcext:value-type="float">
            <text:p>30,25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6"/>
          <table:table-cell office:value-type="float" office:value="31.1759793814433" calcext:value-type="float">
            <text:p>31,18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6"/>
          <table:table-cell office:value-type="float" office:value="31.209756097561" calcext:value-type="float">
            <text:p>31,21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6"/>
          <table:table-cell office:value-type="float" office:value="31.112131147541" calcext:value-type="float">
            <text:p>31,11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6"/>
          <table:table-cell office:value-type="float" office:value="30.5976140350877" calcext:value-type="float">
            <text:p>30,6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6"/>
          <table:table-cell office:value-type="float" office:value="31.0717647058824" calcext:value-type="float">
            <text:p>31,07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6"/>
          <table:table-cell office:value-type="float" office:value="31.7190099009901" calcext:value-type="float">
            <text:p>31,72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6"/>
          <table:table-cell office:value-type="float" office:value="30.3314851485149" calcext:value-type="float">
            <text:p>30,33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6"/>
          <table:table-cell office:value-type="float" office:value="31.4560784313726" calcext:value-type="float">
            <text:p>31,46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6"/>
          <table:table-cell office:value-type="float" office:value="30.6613861386139" calcext:value-type="float">
            <text:p>30,66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6"/>
          <table:table-cell office:value-type="float" office:value="31.9227722772277" calcext:value-type="float">
            <text:p>31,92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6"/>
          <table:table-cell office:value-type="float" office:value="31.1870588235294" calcext:value-type="float">
            <text:p>31,19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6"/>
          <table:table-cell office:value-type="float" office:value="30.0204938271605" calcext:value-type="float">
            <text:p>30,02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6"/>
          <table:table-cell office:value-type="float" office:value="30.4673267326733" calcext:value-type="float">
            <text:p>30,47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6"/>
          <table:table-cell office:value-type="float" office:value="30.8870196078431" calcext:value-type="float">
            <text:p>30,89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6"/>
          <table:table-cell office:value-type="float" office:value="30.0637037037037" calcext:value-type="float">
            <text:p>30,06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6"/>
          <table:table-cell office:value-type="float" office:value="31.7689108910891" calcext:value-type="float">
            <text:p>31,77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6"/>
          <table:table-cell office:value-type="float" office:value="30.303137254902" calcext:value-type="float">
            <text:p>30,3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6"/>
          <table:table-cell office:value-type="float" office:value="31.0333333333333" calcext:value-type="float">
            <text:p>31,03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6"/>
          <table:table-cell office:value-type="float" office:value="31.2241584158416" calcext:value-type="float">
            <text:p>31,22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6"/>
          <table:table-cell office:value-type="float" office:value="30.700198019802" calcext:value-type="float">
            <text:p>30,7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6"/>
          <table:table-cell office:value-type="float" office:value="31.1802105263158" calcext:value-type="float">
            <text:p>31,18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6"/>
          <table:table-cell office:value-type="float" office:value="29.9275706214689" calcext:value-type="float">
            <text:p>29,93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6"/>
          <table:table-cell office:value-type="float" office:value="30.4896124031008" calcext:value-type="float">
            <text:p>30,49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6"/>
          <table:table-cell office:value-type="float" office:value="30.4486" calcext:value-type="float">
            <text:p>30,45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6"/>
          <table:table-cell office:value-type="float" office:value="33.5771333333333" calcext:value-type="float">
            <text:p>33,58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6"/>
          <table:table-cell office:value-type="float" office:value="32.973446969697" calcext:value-type="float">
            <text:p>32,97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6"/>
          <table:table-cell office:value-type="float" office:value="30.8651960784314" calcext:value-type="float">
            <text:p>30,87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6"/>
          <table:table-cell office:value-type="float" office:value="30.3446391752577" calcext:value-type="float">
            <text:p>30,34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6"/>
          <table:table-cell office:value-type="float" office:value="30.4479207920792" calcext:value-type="float">
            <text:p>30,45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6"/>
          <table:table-cell office:value-type="float" office:value="30.5061386138614" calcext:value-type="float">
            <text:p>30,51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6"/>
          <table:table-cell office:value-type="float" office:value="31.7443137254902" calcext:value-type="float">
            <text:p>31,74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6"/>
          <table:table-cell office:value-type="float" office:value="30.2538613861386" calcext:value-type="float">
            <text:p>30,25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6"/>
          <table:table-cell office:value-type="float" office:value="30.6613861386139" calcext:value-type="float">
            <text:p>30,66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6"/>
          <table:table-cell office:value-type="float" office:value="31.6326315789474" calcext:value-type="float">
            <text:p>31,63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6"/>
          <table:table-cell office:value-type="float" office:value="29.5692810457516" calcext:value-type="float">
            <text:p>29,57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6"/>
          <table:table-cell office:value-type="float" office:value="28.5911111111111" calcext:value-type="float">
            <text:p>28,59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6"/>
          <table:table-cell office:value-type="float" office:value="28.8892592592593" calcext:value-type="float">
            <text:p>28,89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6"/>
          <table:table-cell office:value-type="float" office:value="29.9052173913043" calcext:value-type="float">
            <text:p>29,91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6"/>
          <table:table-cell office:value-type="float" office:value="31.2934653465347" calcext:value-type="float">
            <text:p>31,29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6"/>
          <table:table-cell office:value-type="float" office:value="30.5643564356436" calcext:value-type="float">
            <text:p>30,56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6"/>
          <table:table-cell office:value-type="float" office:value="30.6586274509804" calcext:value-type="float">
            <text:p>30,66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6"/>
          <table:table-cell office:value-type="float" office:value="32.0392079207921" calcext:value-type="float">
            <text:p>32,04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6"/>
          <table:table-cell office:value-type="float" office:value="30.389702970297" calcext:value-type="float">
            <text:p>30,39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6"/>
          <table:table-cell office:value-type="float" office:value="31.3903875968992" calcext:value-type="float">
            <text:p>31,39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6"/>
          <table:table-cell office:value-type="float" office:value="30.0450980392157" calcext:value-type="float">
            <text:p>30,05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6"/>
          <table:table-cell office:value-type="float" office:value="30.4116296296296" calcext:value-type="float">
            <text:p>30,41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6"/>
          <table:table-cell office:value-type="float" office:value="30.6419801980198" calcext:value-type="float">
            <text:p>30,64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6"/>
          <table:table-cell office:value-type="float" office:value="30.6225742574257" calcext:value-type="float">
            <text:p>30,62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0.5934653465347" calcext:value-type="float">
            <text:p>30,59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2.1653465346535" calcext:value-type="float">
            <text:p>32,17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6"/>
          <table:table-cell office:value-type="float" office:value="30.5721568627451" calcext:value-type="float">
            <text:p>30,57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6"/>
          <table:table-cell office:value-type="float" office:value="30.6009803921569" calcext:value-type="float">
            <text:p>30,6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6"/>
          <table:table-cell office:value-type="float" office:value="31.3308910891089" calcext:value-type="float">
            <text:p>31,33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6"/>
          <table:table-cell office:value-type="float" office:value="30.9760824742268" calcext:value-type="float">
            <text:p>30,98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6"/>
          <table:table-cell office:value-type="float" office:value="30.676701754386" calcext:value-type="float">
            <text:p>30,68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6"/>
          <table:table-cell office:value-type="float" office:value="31.1465346534653" calcext:value-type="float">
            <text:p>31,15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6"/>
          <table:table-cell office:value-type="float" office:value="31.9227722772277" calcext:value-type="float">
            <text:p>31,92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6"/>
          <table:table-cell office:value-type="float" office:value="31.3114851485148" calcext:value-type="float">
            <text:p>31,31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6"/>
          <table:table-cell office:value-type="float" office:value="30.2509803921569" calcext:value-type="float">
            <text:p>30,25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6"/>
          <table:table-cell office:value-type="float" office:value="30.7107692307692" calcext:value-type="float">
            <text:p>30,71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6"/>
          <table:table-cell office:value-type="float" office:value="30.2207246376812" calcext:value-type="float">
            <text:p>30,22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6"/>
          <table:table-cell office:value-type="float" office:value="30.8812" calcext:value-type="float">
            <text:p>30,88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6"/>
          <table:table-cell office:value-type="float" office:value="30.7487128712871" calcext:value-type="float">
            <text:p>30,75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6"/>
          <table:table-cell office:value-type="float" office:value="32.3594059405941" calcext:value-type="float">
            <text:p>32,36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6"/>
          <table:table-cell office:value-type="float" office:value="29.5208743169399" calcext:value-type="float">
            <text:p>29,52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6"/>
          <table:table-cell office:value-type="float" office:value="29.6223148148148" calcext:value-type="float">
            <text:p>29,62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6"/>
          <table:table-cell office:value-type="float" office:value="29.566962962963" calcext:value-type="float">
            <text:p>29,57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6"/>
          <table:table-cell office:value-type="float" office:value="30.0917647058824" calcext:value-type="float">
            <text:p>30,09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6"/>
          <table:table-cell office:value-type="float" office:value="30.9372549019608" calcext:value-type="float">
            <text:p>30,94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6"/>
          <table:table-cell office:value-type="float" office:value="30.4867326732673" calcext:value-type="float">
            <text:p>30,49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6"/>
          <table:table-cell office:value-type="float" office:value="30.6807920792079" calcext:value-type="float">
            <text:p>30,68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6"/>
          <table:table-cell office:value-type="float" office:value="30.341568627451" calcext:value-type="float">
            <text:p>30,34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6"/>
          <table:table-cell office:value-type="float" office:value="30.4673267326733" calcext:value-type="float">
            <text:p>30,47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6"/>
          <table:table-cell office:value-type="float" office:value="30.7886868686869" calcext:value-type="float">
            <text:p>30,79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6"/>
          <table:table-cell office:value-type="float" office:value="30.1311111111111" calcext:value-type="float">
            <text:p>30,13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6"/>
          <table:table-cell office:value-type="float" office:value="32.169375" calcext:value-type="float">
            <text:p>32,17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6"/>
          <table:table-cell office:value-type="float" office:value="31.1913777777778" calcext:value-type="float">
            <text:p>31,19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6"/>
          <table:table-cell office:value-type="float" office:value="30.3941666666667" calcext:value-type="float">
            <text:p>30,39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6"/>
          <table:table-cell office:value-type="float" office:value="30.1446376811594" calcext:value-type="float">
            <text:p>30,14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6"/>
          <table:table-cell office:value-type="float" office:value="30.38" calcext:value-type="float">
            <text:p>30,38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6"/>
          <table:table-cell office:value-type="float" office:value="33.4586138613861" calcext:value-type="float">
            <text:p>33,46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6"/>
          <table:table-cell office:value-type="float" office:value="30.8360396039604" calcext:value-type="float">
            <text:p>30,84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6"/>
          <table:table-cell office:value-type="float" office:value="31.0984722222222" calcext:value-type="float">
            <text:p>31,1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6"/>
          <table:table-cell office:value-type="float" office:value="29.9032679738562" calcext:value-type="float">
            <text:p>29,9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6"/>
          <table:table-cell office:value-type="float" office:value="29.9226666666667" calcext:value-type="float">
            <text:p>29,92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6"/>
          <table:table-cell office:value-type="float" office:value="30.8210569105691" calcext:value-type="float">
            <text:p>30,82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6"/>
          <table:table-cell office:value-type="float" office:value="32.4920350877193" calcext:value-type="float">
            <text:p>32,49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6"/>
          <table:table-cell office:value-type="float" office:value="30.3218039215686" calcext:value-type="float">
            <text:p>30,32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6"/>
          <table:table-cell office:value-type="float" office:value="29.5357923497268" calcext:value-type="float">
            <text:p>29,54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6"/>
          <table:table-cell office:value-type="float" office:value="29.9738028169014" calcext:value-type="float">
            <text:p>29,97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6"/>
          <table:table-cell office:value-type="float" office:value="30.4673267326733" calcext:value-type="float">
            <text:p>30,47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6"/>
          <table:table-cell office:value-type="float" office:value="30.3120792079208" calcext:value-type="float">
            <text:p>30,31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6"/>
          <table:table-cell office:value-type="float" office:value="31.4560784313726" calcext:value-type="float">
            <text:p>31,46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6"/>
          <table:table-cell office:value-type="float" office:value="31.2726732673267" calcext:value-type="float">
            <text:p>31,27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6"/>
          <table:table-cell office:value-type="float" office:value="32.3207843137255" calcext:value-type="float">
            <text:p>32,32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6"/>
          <table:table-cell office:value-type="float" office:value="31.3654263565892" calcext:value-type="float">
            <text:p>31,37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6"/>
          <table:table-cell office:value-type="float" office:value="30.1142028985507" calcext:value-type="float">
            <text:p>30,11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6"/>
          <table:table-cell office:value-type="float" office:value="31.5041176470588" calcext:value-type="float">
            <text:p>31,5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6"/>
          <table:table-cell office:value-type="float" office:value="30.6031683168317" calcext:value-type="float">
            <text:p>30,6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6"/>
          <table:table-cell office:value-type="float" office:value="30.4091089108911" calcext:value-type="float">
            <text:p>30,41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6"/>
          <table:table-cell office:value-type="float" office:value="32.1335353535353" calcext:value-type="float">
            <text:p>32,13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6"/>
          <table:table-cell office:value-type="float" office:value="31.9749019607843" calcext:value-type="float">
            <text:p>31,97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6"/>
          <table:table-cell office:value-type="float" office:value="31.2639215686274" calcext:value-type="float">
            <text:p>31,26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6"/>
          <table:table-cell office:value-type="float" office:value="31.5734653465347" calcext:value-type="float">
            <text:p>31,57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6"/>
          <table:table-cell office:value-type="float" office:value="32.5243564356436" calcext:value-type="float">
            <text:p>32,52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6"/>
          <table:table-cell office:value-type="float" office:value="30.38" calcext:value-type="float">
            <text:p>30,38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6"/>
          <table:table-cell office:value-type="float" office:value="31.9809900990099" calcext:value-type="float">
            <text:p>31,98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6"/>
          <table:table-cell office:value-type="float" office:value="30.6105882352941" calcext:value-type="float">
            <text:p>30,61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6"/>
          <table:table-cell office:value-type="float" office:value="31.680198019802" calcext:value-type="float">
            <text:p>31,68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6"/>
          <table:table-cell office:value-type="float" office:value="32.5028368794326" calcext:value-type="float">
            <text:p>32,5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6"/>
          <table:table-cell office:value-type="float" office:value="30.7657142857143" calcext:value-type="float">
            <text:p>30,77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6"/>
          <table:table-cell office:value-type="float" office:value="30.3223529411765" calcext:value-type="float">
            <text:p>30,32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6"/>
          <table:table-cell office:value-type="float" office:value="31.7058823529412" calcext:value-type="float">
            <text:p>31,71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6"/>
          <table:table-cell office:value-type="float" office:value="30.389702970297" calcext:value-type="float">
            <text:p>30,39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6"/>
          <table:table-cell office:value-type="float" office:value="31.6098039215686" calcext:value-type="float">
            <text:p>31,61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6"/>
          <table:table-cell office:value-type="float" office:value="30.9441584158416" calcext:value-type="float">
            <text:p>30,94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6"/>
          <table:table-cell office:value-type="float" office:value="30.9233663366337" calcext:value-type="float">
            <text:p>30,92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6"/>
          <table:table-cell office:value-type="float" office:value="30.6807920792079" calcext:value-type="float">
            <text:p>30,68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6"/>
          <table:table-cell office:value-type="float" office:value="31.3188235294118" calcext:value-type="float">
            <text:p>31,32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6"/>
          <table:table-cell office:value-type="float" office:value="30.1853787878788" calcext:value-type="float">
            <text:p>30,19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6"/>
          <table:table-cell office:value-type="float" office:value="31.1271287128713" calcext:value-type="float">
            <text:p>31,13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6"/>
          <table:table-cell office:value-type="float" office:value="30.5837623762376" calcext:value-type="float">
            <text:p>30,58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6"/>
          <table:table-cell office:value-type="float" office:value="30.1226470588235" calcext:value-type="float">
            <text:p>30,12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6"/>
          <table:table-cell office:value-type="float" office:value="29.8803921568627" calcext:value-type="float">
            <text:p>29,88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6"/>
          <table:table-cell office:value-type="float" office:value="30.7476767676768" calcext:value-type="float">
            <text:p>30,75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6"/>
          <table:table-cell office:value-type="float" office:value="31.7190099009901" calcext:value-type="float">
            <text:p>31,72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6"/>
          <table:table-cell office:value-type="float" office:value="30.3992156862745" calcext:value-type="float">
            <text:p>30,4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6"/>
          <table:table-cell office:value-type="float" office:value="30.6807920792079" calcext:value-type="float">
            <text:p>30,68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6"/>
          <table:table-cell office:value-type="float" office:value="32.6007843137255" calcext:value-type="float">
            <text:p>32,6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6"/>
          <table:table-cell office:value-type="float" office:value="31.0498924731183" calcext:value-type="float">
            <text:p>31,05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6"/>
          <table:table-cell office:value-type="float" office:value="29.3460130718954" calcext:value-type="float">
            <text:p>29,35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6"/>
          <table:table-cell office:value-type="float" office:value="29.4597058823529" calcext:value-type="float">
            <text:p>29,46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6"/>
          <table:table-cell office:value-type="float" office:value="30.5255445544554" calcext:value-type="float">
            <text:p>30,53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6"/>
          <table:table-cell office:value-type="float" office:value="30.2852666666667" calcext:value-type="float">
            <text:p>30,29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6"/>
          <table:table-cell office:value-type="float" office:value="31.6122772277228" calcext:value-type="float">
            <text:p>31,61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6"/>
          <table:table-cell office:value-type="float" office:value="31.8718900343643" calcext:value-type="float">
            <text:p>31,87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6"/>
          <table:table-cell office:value-type="float" office:value="30.7747222222222" calcext:value-type="float">
            <text:p>30,77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6"/>
          <table:table-cell office:value-type="float" office:value="29.9032679738562" calcext:value-type="float">
            <text:p>29,9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6"/>
          <table:table-cell office:value-type="float" office:value="30.016" calcext:value-type="float">
            <text:p>30,02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6"/>
          <table:table-cell office:value-type="float" office:value="29.2533333333333" calcext:value-type="float">
            <text:p>29,25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6"/>
          <table:table-cell office:value-type="float" office:value="28.4878222222222" calcext:value-type="float">
            <text:p>28,49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6"/>
          <table:table-cell office:value-type="float" office:value="29.4410869565217" calcext:value-type="float">
            <text:p>29,44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6"/>
          <table:table-cell office:value-type="float" office:value="30.2732673267327" calcext:value-type="float">
            <text:p>30,27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6"/>
          <table:table-cell office:value-type="float" office:value="30.456862745098" calcext:value-type="float">
            <text:p>30,46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6"/>
          <table:table-cell office:value-type="float" office:value="30.4285148514851" calcext:value-type="float">
            <text:p>30,43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6"/>
          <table:table-cell office:value-type="float" office:value="30.6419801980198" calcext:value-type="float">
            <text:p>30,64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6"/>
          <table:table-cell office:value-type="float" office:value="30.3992156862745" calcext:value-type="float">
            <text:p>30,4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6"/>
          <table:table-cell office:value-type="float" office:value="30.4673267326733" calcext:value-type="float">
            <text:p>30,47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6"/>
          <table:table-cell office:value-type="float" office:value="30.9564705882353" calcext:value-type="float">
            <text:p>30,96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6"/>
          <table:table-cell office:value-type="float" office:value="30.2862" calcext:value-type="float">
            <text:p>30,29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6"/>
          <table:table-cell office:value-type="float" office:value="30.5514285714286" calcext:value-type="float">
            <text:p>30,55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6"/>
          <table:table-cell office:value-type="float" office:value="30.7971193415638" calcext:value-type="float">
            <text:p>30,8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6"/>
          <table:table-cell office:value-type="float" office:value="30.1266666666667" calcext:value-type="float">
            <text:p>30,13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6"/>
          <table:table-cell office:value-type="float" office:value="31.5521568627451" calcext:value-type="float">
            <text:p>31,55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6"/>
          <table:table-cell office:value-type="float" office:value="31.0464" calcext:value-type="float">
            <text:p>31,05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6"/>
          <table:table-cell office:value-type="float" office:value="30.4479207920792" calcext:value-type="float">
            <text:p>30,45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6"/>
          <table:table-cell office:value-type="float" office:value="30.1425316455696" calcext:value-type="float">
            <text:p>30,14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6"/>
          <table:table-cell office:value-type="float" office:value="30.1938405797101" calcext:value-type="float">
            <text:p>30,19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6"/>
          <table:table-cell office:value-type="float" office:value="31.0106930693069" calcext:value-type="float">
            <text:p>31,01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6"/>
          <table:table-cell office:value-type="float" office:value="30.389702970297" calcext:value-type="float">
            <text:p>30,39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6"/>
          <table:table-cell office:value-type="float" office:value="30.6394117647059" calcext:value-type="float">
            <text:p>30,64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6"/>
          <table:table-cell office:value-type="float" office:value="30.4285148514851" calcext:value-type="float">
            <text:p>30,43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6"/>
          <table:table-cell office:value-type="float" office:value="29.3441228070175" calcext:value-type="float">
            <text:p>29,34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6"/>
          <table:table-cell office:value-type="float" office:value="28.96075" calcext:value-type="float">
            <text:p>28,96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6"/>
          <table:table-cell office:value-type="float" office:value="28.8118939393939" calcext:value-type="float">
            <text:p>28,81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6"/>
          <table:table-cell office:value-type="float" office:value="30.3541254125413" calcext:value-type="float">
            <text:p>30,35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6"/>
          <table:table-cell office:value-type="float" office:value="30.3314851485149" calcext:value-type="float">
            <text:p>30,33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6"/>
          <table:table-cell office:value-type="float" office:value="32.753137254902" calcext:value-type="float">
            <text:p>32,75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6"/>
          <table:table-cell office:value-type="float" office:value="30.3930894308943" calcext:value-type="float">
            <text:p>30,39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6"/>
          <table:table-cell office:value-type="float" office:value="29.404298245614" calcext:value-type="float">
            <text:p>29,4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6"/>
          <table:table-cell office:value-type="float" office:value="29.4917948717949" calcext:value-type="float">
            <text:p>29,49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6"/>
          <table:table-cell office:value-type="float" office:value="30.370297029703" calcext:value-type="float">
            <text:p>30,37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6"/>
          <table:table-cell office:value-type="float" office:value="30.6904950495049" calcext:value-type="float">
            <text:p>30,69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6"/>
          <table:table-cell office:value-type="float" office:value="30.8603921568627" calcext:value-type="float">
            <text:p>30,86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6"/>
          <table:table-cell office:value-type="float" office:value="30.4673267326733" calcext:value-type="float">
            <text:p>30,47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6"/>
          <table:table-cell office:value-type="float" office:value="30.9756862745098" calcext:value-type="float">
            <text:p>30,98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6"/>
          <table:table-cell office:value-type="float" office:value="30.2848" calcext:value-type="float">
            <text:p>30,28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6"/>
          <table:table-cell office:value-type="float" office:value="30.5560396039604" calcext:value-type="float">
            <text:p>30,56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6"/>
          <table:table-cell office:value-type="float" office:value="30.7739215686275" calcext:value-type="float">
            <text:p>30,77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6"/>
          <table:table-cell office:value-type="float" office:value="30.4673267326733" calcext:value-type="float">
            <text:p>30,47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6"/>
          <table:table-cell office:value-type="float" office:value="30.1762376237624" calcext:value-type="float">
            <text:p>30,18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6"/>
          <table:table-cell office:value-type="float" office:value="30.7835294117647" calcext:value-type="float">
            <text:p>30,78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6"/>
          <table:table-cell office:value-type="float" office:value="30.5449504950495" calcext:value-type="float">
            <text:p>30,54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6"/>
          <table:table-cell office:value-type="float" office:value="30.6490196078431" calcext:value-type="float">
            <text:p>30,65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6"/>
          <table:table-cell office:value-type="float" office:value="30.4867326732673" calcext:value-type="float">
            <text:p>30,49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6"/>
          <table:table-cell office:value-type="float" office:value="30.7390099009901" calcext:value-type="float">
            <text:p>30,74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6"/>
          <table:table-cell office:value-type="float" office:value="30.1494117647059" calcext:value-type="float">
            <text:p>30,15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6"/>
          <table:table-cell office:value-type="float" office:value="30.2261048689139" calcext:value-type="float">
            <text:p>30,23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6"/>
          <table:table-cell office:value-type="float" office:value="30.5837623762376" calcext:value-type="float">
            <text:p>30,58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6"/>
          <table:table-cell office:value-type="float" office:value="31.0525490196078" calcext:value-type="float">
            <text:p>31,05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6"/>
          <table:table-cell office:value-type="float" office:value="30.2344554455446" calcext:value-type="float">
            <text:p>30,23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6"/>
          <table:table-cell office:value-type="float" office:value="30.5449504950495" calcext:value-type="float">
            <text:p>30,54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6"/>
          <table:table-cell office:value-type="float" office:value="30.4584" calcext:value-type="float">
            <text:p>30,46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6"/>
          <table:table-cell office:value-type="float" office:value="30.5232996632997" calcext:value-type="float">
            <text:p>30,52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6"/>
          <table:table-cell office:value-type="float" office:value="32.2452941176471" calcext:value-type="float">
            <text:p>32,25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6"/>
          <table:table-cell office:value-type="float" office:value="30.6530693069307" calcext:value-type="float">
            <text:p>30,65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6"/>
          <table:table-cell office:value-type="float" office:value="30.8603921568627" calcext:value-type="float">
            <text:p>30,86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6"/>
          <table:table-cell office:value-type="float" office:value="31.670495049505" calcext:value-type="float">
            <text:p>31,67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6"/>
          <table:table-cell office:value-type="float" office:value="30.4091089108911" calcext:value-type="float">
            <text:p>30,41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6"/>
          <table:table-cell office:value-type="float" office:value="31.6621782178218" calcext:value-type="float">
            <text:p>31,66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6"/>
          <table:table-cell office:value-type="float" office:value="30.4285148514851" calcext:value-type="float">
            <text:p>30,43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6"/>
          <table:table-cell office:value-type="float" office:value="30.6419801980198" calcext:value-type="float">
            <text:p>30,64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6"/>
          <table:table-cell office:value-type="float" office:value="31.3960396039604" calcext:value-type="float">
            <text:p>31,4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6"/>
          <table:table-cell office:value-type="float" office:value="29.5416091954023" calcext:value-type="float">
            <text:p>29,54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6"/>
          <table:table-cell office:value-type="float" office:value="32.5321568627451" calcext:value-type="float">
            <text:p>32,53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6"/>
          <table:table-cell office:value-type="float" office:value="30.5449504950495" calcext:value-type="float">
            <text:p>30,54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6"/>
          <table:table-cell office:value-type="float" office:value="30.3970138888889" calcext:value-type="float">
            <text:p>30,4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6"/>
          <table:table-cell office:value-type="float" office:value="30.5837623762376" calcext:value-type="float">
            <text:p>30,58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6"/>
          <table:table-cell office:value-type="float" office:value="30.6074329501916" calcext:value-type="float">
            <text:p>30,61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6"/>
          <table:table-cell office:value-type="float" office:value="29.2736585365854" calcext:value-type="float">
            <text:p>29,27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6"/>
          <table:table-cell office:value-type="float" office:value="29.4928472222222" calcext:value-type="float">
            <text:p>29,49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6"/>
          <table:table-cell office:value-type="float" office:value="30.6031683168317" calcext:value-type="float">
            <text:p>30,6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6"/>
          <table:table-cell office:value-type="float" office:value="31.8174257425743" calcext:value-type="float">
            <text:p>31,82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6"/>
          <table:table-cell office:value-type="float" office:value="31.7737777777778" calcext:value-type="float">
            <text:p>31,77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6"/>
          <table:table-cell office:value-type="float" office:value="28.8636363636364" calcext:value-type="float">
            <text:p>28,86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6"/>
          <table:table-cell office:value-type="float" office:value="30.4673267326733" calcext:value-type="float">
            <text:p>30,47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6"/>
          <table:table-cell office:value-type="float" office:value="30.5145098039216" calcext:value-type="float">
            <text:p>30,51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6"/>
          <table:table-cell office:value-type="float" office:value="31.7190099009901" calcext:value-type="float">
            <text:p>31,72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6"/>
          <table:table-cell office:value-type="float" office:value="31.1423762376238" calcext:value-type="float">
            <text:p>31,14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6"/>
          <table:table-cell office:value-type="float" office:value="30.1956435643564" calcext:value-type="float">
            <text:p>30,2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6"/>
          <table:table-cell office:value-type="float" office:value="30.8933333333333" calcext:value-type="float">
            <text:p>30,89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6"/>
          <table:table-cell office:value-type="float" office:value="31.4863043478261" calcext:value-type="float">
            <text:p>31,49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6"/>
          <table:table-cell office:value-type="float" office:value="30.9021481481482" calcext:value-type="float">
            <text:p>30,9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6"/>
          <table:table-cell office:value-type="float" office:value="30.2526" calcext:value-type="float">
            <text:p>30,25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6"/>
          <table:table-cell office:value-type="float" office:value="30.8748514851485" calcext:value-type="float">
            <text:p>30,87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6"/>
          <table:table-cell office:value-type="float" office:value="30.4479207920792" calcext:value-type="float">
            <text:p>30,45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6"/>
          <table:table-cell office:value-type="float" office:value="30.5255445544554" calcext:value-type="float">
            <text:p>30,53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6"/>
          <table:table-cell office:value-type="float" office:value="31.9421782178218" calcext:value-type="float">
            <text:p>31,94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6"/>
          <table:table-cell office:value-type="float" office:value="29.3325925925926" calcext:value-type="float">
            <text:p>29,33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6"/>
          <table:table-cell office:value-type="float" office:value="28.9223529411765" calcext:value-type="float">
            <text:p>28,92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6"/>
          <table:table-cell office:value-type="float" office:value="30.0632323232323" calcext:value-type="float">
            <text:p>30,06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6"/>
          <table:table-cell office:value-type="float" office:value="31.283137254902" calcext:value-type="float">
            <text:p>31,28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6"/>
          <table:table-cell office:value-type="float" office:value="32.4220202020202" calcext:value-type="float">
            <text:p>32,42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6"/>
          <table:table-cell office:value-type="float" office:value="28.58" calcext:value-type="float">
            <text:p>28,58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6"/>
          <table:table-cell office:value-type="float" office:value="28.8814814814815" calcext:value-type="float">
            <text:p>28,88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6"/>
          <table:table-cell office:value-type="float" office:value="29.6915355805243" calcext:value-type="float">
            <text:p>29,69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6"/>
          <table:table-cell office:value-type="float" office:value="30.3023762376238" calcext:value-type="float">
            <text:p>30,3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6"/>
          <table:table-cell office:value-type="float" office:value="31.7937254901961" calcext:value-type="float">
            <text:p>31,79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6"/>
          <table:table-cell office:value-type="float" office:value="32.0858745874587" calcext:value-type="float">
            <text:p>32,09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6"/>
          <table:table-cell office:value-type="float" office:value="30.8331958762887" calcext:value-type="float">
            <text:p>30,83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6"/>
          <table:table-cell office:value-type="float" office:value="31.6385858585859" calcext:value-type="float">
            <text:p>31,64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6"/>
          <table:table-cell office:value-type="float" office:value="30.6613861386139" calcext:value-type="float">
            <text:p>30,66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6"/>
          <table:table-cell office:value-type="float" office:value="30.4479207920792" calcext:value-type="float">
            <text:p>30,45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6"/>
          <table:table-cell office:value-type="float" office:value="30.6188888888889" calcext:value-type="float">
            <text:p>30,62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6"/>
          <table:table-cell office:value-type="float" office:value="29.490641025641" calcext:value-type="float">
            <text:p>29,49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6"/>
          <table:table-cell office:value-type="float" office:value="29.89" calcext:value-type="float">
            <text:p>29,89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6"/>
          <table:table-cell office:value-type="float" office:value="30.6008527131783" calcext:value-type="float">
            <text:p>30,6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6"/>
          <table:table-cell office:value-type="float" office:value="30.2158333333333" calcext:value-type="float">
            <text:p>30,22</text:p>
          </table:table-cell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6"/>
          <table:table-cell office:value-type="float" office:value="31.2435643564356" calcext:value-type="float">
            <text:p>31,24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6"/>
          <table:table-cell office:value-type="float" office:value="30.4486" calcext:value-type="float">
            <text:p>30,45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6"/>
          <table:table-cell office:value-type="float" office:value="30.7622895622896" calcext:value-type="float">
            <text:p>30,76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6"/>
          <table:table-cell office:value-type="float" office:value="30.3185098039216" calcext:value-type="float">
            <text:p>30,32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6"/>
          <table:table-cell office:value-type="float" office:value="30.0026086956522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6"/>
          <table:table-cell office:value-type="float" office:value="30.6669306930693" calcext:value-type="float">
            <text:p>30,67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6"/>
          <table:table-cell office:value-type="float" office:value="30.5842857142857" calcext:value-type="float">
            <text:p>30,58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6"/>
          <table:table-cell office:value-type="float" office:value="28.7364383561644" calcext:value-type="float">
            <text:p>28,74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6"/>
          <table:table-cell office:value-type="float" office:value="29.12" calcext:value-type="float">
            <text:p>29,12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6"/>
          <table:table-cell office:value-type="float" office:value="30.2460666666667" calcext:value-type="float">
            <text:p>30,25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6"/>
          <table:table-cell office:value-type="float" office:value="30.5255445544554" calcext:value-type="float">
            <text:p>30,53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6"/>
          <table:table-cell office:value-type="float" office:value="30.5061386138614" calcext:value-type="float">
            <text:p>30,51</text:p>
          </table:table-cell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6"/>
          <table:table-cell office:value-type="float" office:value="29.9523913043478" calcext:value-type="float">
            <text:p>29,95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6"/>
          <table:table-cell office:value-type="float" office:value="29.8505128205128" calcext:value-type="float">
            <text:p>29,85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6"/>
          <table:table-cell office:value-type="float" office:value="29.726170212766" calcext:value-type="float">
            <text:p>29,73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6"/>
          <table:table-cell office:value-type="float" office:value="31.2047524752475" calcext:value-type="float">
            <text:p>31,2</text:p>
          </table:table-cell>
          <table:table-cell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6"/>
          <table:table-cell office:value-type="float" office:value="30.9852941176471" calcext:value-type="float">
            <text:p>30,99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6"/>
          <table:table-cell office:value-type="float" office:value="30.3476567656766" calcext:value-type="float">
            <text:p>30,35</text:p>
          </table:table-cell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6"/>
          <table:table-cell office:value-type="float" office:value="30.3294444444444" calcext:value-type="float">
            <text:p>30,33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6"/>
          <table:table-cell office:value-type="float" office:value="30.3046396396396" calcext:value-type="float">
            <text:p>30,3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6"/>
          <table:table-cell office:value-type="float" office:value="30.0369369369369" calcext:value-type="float">
            <text:p>30,04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6"/>
          <table:table-cell office:value-type="float" office:value="32.3108910891089" calcext:value-type="float">
            <text:p>32,31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6"/>
          <table:table-cell office:value-type="float" office:value="31.6098039215686" calcext:value-type="float">
            <text:p>31,61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6"/>
          <table:table-cell office:value-type="float" office:value="30.4867326732673" calcext:value-type="float">
            <text:p>30,49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6"/>
          <table:table-cell office:value-type="float" office:value="30.8166336633663" calcext:value-type="float">
            <text:p>30,82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6"/>
          <table:table-cell office:value-type="float" office:value="30.6807920792079" calcext:value-type="float">
            <text:p>30,68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6"/>
          <table:table-cell office:value-type="float" office:value="30.6031683168317" calcext:value-type="float">
            <text:p>30,6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6"/>
          <table:table-cell office:value-type="float" office:value="30.6105882352941" calcext:value-type="float">
            <text:p>30,61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6"/>
          <table:table-cell office:value-type="float" office:value="30.5449504950495" calcext:value-type="float">
            <text:p>30,54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6"/>
          <table:table-cell office:value-type="float" office:value="31.1403921568627" calcext:value-type="float">
            <text:p>31,14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6"/>
          <table:table-cell office:value-type="float" office:value="31.4570297029703" calcext:value-type="float">
            <text:p>31,46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6"/>
          <table:table-cell office:value-type="float" office:value="30.2196699669967" calcext:value-type="float">
            <text:p>30,22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6"/>
          <table:table-cell office:value-type="float" office:value="30.6807920792079" calcext:value-type="float">
            <text:p>30,68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6"/>
          <table:table-cell office:value-type="float" office:value="30.719603960396" calcext:value-type="float">
            <text:p>30,72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6"/>
          <table:table-cell office:value-type="float" office:value="30.9524752475248" calcext:value-type="float">
            <text:p>30,95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6"/>
          <table:table-cell office:value-type="float" office:value="31.6098039215686" calcext:value-type="float">
            <text:p>31,61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6"/>
          <table:table-cell office:value-type="float" office:value="31.1465346534653" calcext:value-type="float">
            <text:p>31,15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6"/>
          <table:table-cell office:value-type="float" office:value="31.0736140350877" calcext:value-type="float">
            <text:p>31,07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6"/>
          <table:table-cell office:value-type="float" office:value="30.6031683168317" calcext:value-type="float">
            <text:p>30,6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6"/>
          <table:table-cell office:value-type="float" office:value="30.4760784313725" calcext:value-type="float">
            <text:p>30,48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6"/>
          <table:table-cell office:value-type="float" office:value="31.0689108910891" calcext:value-type="float">
            <text:p>31,07</text:p>
          </table:table-cell>
          <table:table-cell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6"/>
          <table:table-cell office:value-type="float" office:value="31.4875247524752" calcext:value-type="float">
            <text:p>31,49</text:p>
          </table:table-cell>
          <table:table-cell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6"/>
          <table:table-cell office:value-type="float" office:value="30.8123529411765" calcext:value-type="float">
            <text:p>30,81</text:p>
          </table:table-cell>
          <table:table-cell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6"/>
          <table:table-cell office:value-type="float" office:value="30.7066666666667" calcext:value-type="float">
            <text:p>30,71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6"/>
          <table:table-cell office:value-type="float" office:value="31.3407843137255" calcext:value-type="float">
            <text:p>31,34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6"/>
          <table:table-cell office:value-type="float" office:value="30.9524752475248" calcext:value-type="float">
            <text:p>30,95</text:p>
          </table:table-cell>
          <table:table-cell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6"/>
          <table:table-cell office:value-type="float" office:value="30.5560396039604" calcext:value-type="float">
            <text:p>30,56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6"/>
          <table:table-cell office:value-type="float" office:value="30.3632" calcext:value-type="float">
            <text:p>30,36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6"/>
          <table:table-cell office:value-type="float" office:value="31.031798245614" calcext:value-type="float">
            <text:p>31,03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6"/>
          <table:table-cell office:value-type="float" office:value="31.5137254901961" calcext:value-type="float">
            <text:p>31,51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6"/>
          <table:table-cell office:value-type="float" office:value="33.9714851485148" calcext:value-type="float">
            <text:p>33,97</text:p>
          </table:table-cell>
          <table:table-cell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6"/>
          <table:table-cell office:value-type="float" office:value="30.8408333333333" calcext:value-type="float">
            <text:p>30,84</text:p>
          </table:table-cell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6"/>
          <table:table-cell office:value-type="float" office:value="29.8256224899598" calcext:value-type="float">
            <text:p>29,83</text:p>
          </table:table-cell>
          <table:table-cell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6"/>
          <table:table-cell office:value-type="float" office:value="30.5287064676617" calcext:value-type="float">
            <text:p>30,53</text:p>
          </table:table-cell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6"/>
          <table:table-cell office:value-type="float" office:value="29.6905660377358" calcext:value-type="float">
            <text:p>29,69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6"/>
          <table:table-cell office:value-type="float" office:value="29.9506666666667" calcext:value-type="float">
            <text:p>29,95</text:p>
          </table:table-cell>
          <table:table-cell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6"/>
          <table:table-cell office:value-type="float" office:value="29.1243209876543" calcext:value-type="float">
            <text:p>29,12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6"/>
          <table:table-cell office:value-type="float" office:value="29.1212280701754" calcext:value-type="float">
            <text:p>29,12</text:p>
          </table:table-cell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6"/>
          <table:table-cell office:value-type="float" office:value="31.8063366336634" calcext:value-type="float">
            <text:p>31,81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6"/>
          <table:table-cell office:value-type="float" office:value="32.34" calcext:value-type="float">
            <text:p>32,34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6"/>
          <table:table-cell office:value-type="float" office:value="30.719603960396" calcext:value-type="float">
            <text:p>30,72</text:p>
          </table:table-cell>
          <table:table-cell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6"/>
          <table:table-cell office:value-type="float" office:value="30.9927777777778" calcext:value-type="float">
            <text:p>30,99</text:p>
          </table:table-cell>
          <table:table-cell table:number-columns-repeated="2"/>
        </table:table-row>
        <table:table-row table:style-name="ro1">
          <table:table-cell office:value-type="float" office:value="603" calcext:value-type="float">
            <text:p>603</text:p>
          </table:table-cell>
          <table:table-cell table:number-columns-repeated="6"/>
          <table:table-cell office:value-type="float" office:value="31.8716862745098" calcext:value-type="float">
            <text:p>31,87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6"/>
          <table:table-cell office:value-type="float" office:value="30.987138047138" calcext:value-type="float">
            <text:p>30,99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6"/>
          <table:table-cell office:value-type="float" office:value="30.5449504950495" calcext:value-type="float">
            <text:p>30,54</text:p>
          </table:table-cell>
          <table:table-cell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6"/>
          <table:table-cell office:value-type="float" office:value="31.9421782178218" calcext:value-type="float">
            <text:p>31,94</text:p>
          </table:table-cell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6"/>
          <table:table-cell office:value-type="float" office:value="30.478" calcext:value-type="float">
            <text:p>30,48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5">00/00/0000</text:date>, <text:time style:data-style-name="N2" text:time-value="23:10:08.51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40M26S</meta:editing-duration>
    <meta:editing-cycles>21</meta:editing-cycles>
    <meta:generator>LibreOffice/5.0.3.2$Windows_x86 LibreOffice_project/e5f16313668ac592c1bfb310f4390624e3dbfb75</meta:generator>
    <dc:date>2016-01-15T00:02:00.718000000</dc:date>
    <meta:document-statistic meta:table-count="3" meta:cell-count="1272" meta:object-count="0"/>
    <meta:user-defined meta:name="Info 1"/>
    <meta:user-defined meta:name="Info 2"/>
    <meta:user-defined meta:name="Info 3"/>
    <meta:user-defined meta:name="Info 4"/>
  </office:meta>
</office:document-meta>
</file>